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Basic/script-lc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 style:master-page-name="MP0">
      <style:paragraph-properties style:page-number="auto" fo:break-before="page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paragraph-properties style:writing-mode="lr-tb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number:number-style style:name="N0">
      <number:number number:min-integer-digits="1"/>
    </number:number-style>
    <number:date-style style:name="N5108" number:language="de" number:country="DE">
      <number:day number:calendar="gregorian" number:style="long"/>
      <number:text>.</number:text>
      <number:month number:calendar="gregorian" number:style="long"/>
      <number:text>.</number:text>
      <number:year number:calendar="gregorian" number:style="long"/>
    </number:date-style>
    <number:time-style style:name="N1012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</office:automatic-styles>
  <office:body>
    <office:text text:use-soft-page-breaks="true">
      <text:variable-decls>
        <text:variable-decl office:value-type="float" text:name="v1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123" text:name="u1"/>
      </text:user-field-decls>
      <text:dde-connection-decls>
        <text:dde-connection-decl office:name="soffice1" office:dde-application="soffice" office:dde-topic="/export/home/vboxshare/imagebullets.odt" office:dde-item="__DdeLink__120_1886503447" office:automatic-update="true"/>
      </text:dde-connection-decls>
      <text:p text:style-name="P2">Date field, simple: <text:date style:data-style-name="N5108" text:date-value="2013-04-08T11:39:48">08.04.2013</text:date></text:p>
      <text:p text:style-name="P1"/>
      <text:p text:style-name="Standard"><text:span text:style-name="Absatz-Standardschriftart"><text:span text:style-name="T1">Date field, complex: </text:span></text:span><text:date style:data-style-name="N5108" text:date-value="2013-04-08T11:39:48">08.04.2013</text:date></text:p>
      <text:p text:style-name="P1"/>
      <text:p text:style-name="P1">Time field (below):</text:p>
      <text:p text:style-name="Standard"><text:span text:style-name="Absatz-Standardschriftart"><text:span text:style-name="T1"><text:date style:data-style-name="N10120" text:date-value="2013-04-08T11:39:48">11:27:13 AM</text:date></text:span></text:span></text:p>
      <text:p text:style-name="P1"/>
      <text:p text:style-name="P4"><text:span text:style-name="Absatz-Standardschriftart"><text:span text:style-name="T1">Author (as field): </text:span></text:span><text:span text:style-name="Absatz-Standardschriftart"><text:span text:style-name="T1"><text:initial-creator>Malte Timmermann</text:initial-creator></text:span></text:span></text:p>
      <text:p text:style-name="P1"/>
      <text:p text:style-name="Standard"><text:span text:style-name="Absatz-Standardschriftart"><text:span text:style-name="T1">Author (as document property): </text:span></text:span><text:span text:style-name="Absatz-Standardschriftart"><text:span text:style-name="T1">Malte Timmermann</text:span></text:span></text:p>
      <text:p text:style-name="P1"/>
      <text:p text:style-name="Standard"><text:span text:style-name="Absatz-Standardschriftart"><text:span text:style-name="T1">F</text:span></text:span><text:span text:style-name="Absatz-Standardschriftart"><text:span text:style-name="T1">ilename</text:span></text:span><text:span text:style-name="Absatz-Standardschriftart"><text:span text:style-name="T1"> field</text:span></text:span><text:span text:style-name="Absatz-Standardschriftart"><text:span text:style-name="T1">: </text:span></text:span><text:span text:style-name="Absatz-Standardschriftart"><text:span text:style-name="T2"><text:file-name text:display="name-and-extension">feature_fields_os.odt</text:file-name></text:span></text:span></text:p>
      <text:p text:style-name="P1"/>
      <text:p text:style-name="Standard"><text:span text:style-name="Absatz-Standardschriftart"><text:span text:style-name="T1">F</text:span></text:span><text:span text:style-name="Absatz-Standardschriftart"><text:span text:style-name="T1">ilename</text:span></text:span><text:span text:style-name="Absatz-Standardschriftart"><text:span text:style-name="T1"> field</text:span></text:span><text:span text:style-name="Absatz-Standardschriftart"><text:span text:style-name="T1">, uppercase: </text:span></text:span><text:span text:style-name="Absatz-Standardschriftart"><text:span text:style-name="T2"><text:file-name text:display="name-and-extension">feature_fields_os.odt</text:file-name></text:span></text:span></text:p>
      <text:p text:style-name="P1"/>
      <text:p text:style-name="P1">Sequence field Drawing No.: <text:sequence text:ref-name="refDrawing0" text:name="Drawing" text:formula="ooow:Drawing+1" style:num-format="1">1</text:sequence></text:p>
      <text:p text:style-name="P1"/>
      <text:p text:style-name="P1">Variable field v1: <text:variable-set text:name="v1" office:value-type="float" office:value="99" style:data-style-name="N0">99</text:variable-set></text:p>
      <text:p text:style-name="P1"/>
      <text:p text:style-name="P1">User field u1: <text:user-field-get style:data-style-name="N0" text:name="u1">123</text:user-field-get></text:p>
      <text:p text:style-name="P1"/>
      <text:p text:style-name="P1">DDE field: <text:dde-connection text:connection-name="soffice1">﻿Cell1</text:dde-connection></text:p>
      <text:p text:style-name="P1"/>
      <text:p text:style-name="P1">Makro field: <text:execute-macro><office:event-listeners><script:event-listener script:language="ooo:script" script:event-name="dom:click" xlink:href="vnd.sun.star.script:Standard.Module1.Main?language=Basic&amp;location=document" xlink:type="simple"/></office:event-listeners>Exec macro</text:execute-macro></text:p>
      <text:p text:style-name="P1"/>
      <text:p text:style-name="P1">Hidden text field: <text:hidden-text text:condition="ooow:false" text:string-value="not hidden" text:is-hidden="true">not hidden</text:hidden-text></text:p>
      <text:p text:style-name="P1"/>
      <text:p text:style-name="P1">Place holder field: <text:placeholder text:placeholder-type="text-box" text:description="Frame">&lt;Place holder to frame&gt;</text:placeholder></text:p>
      <text:p text:style-name="P1"/>
      <text:p text:style-name="P1">Conditional text field: <text:conditional-text text:condition="ooow:true" text:string-value-if-true="visible text" text:string-value-if-false="invisible text">visible text</text:conditional-text></text:p>
      <text:p text:style-name="P1"/>
      <text:p text:style-name="P1">Set reference field (no visible text) <text:reference-mark text:name="SetRef"/><text:s text:c="3"/>Get reference: <text:reference-ref text:reference-format="page" text:ref-name="SetRef">1</text:reference-ref></text:p>
      <text:p text:style-name="P1"/>
      <text:p text:style-name="P1"><text:soft-page-break/>Database: </text:p>
      <text:p text:style-name="P1">Mail merge field (database field): <text:database-display text:table-name="biblio" text:table-type="table" text:column-name="Identifier" text:database-name="Bibliography">&lt;Identifier&gt;</text:database-display></text:p>
      <text:p text:style-name="P1">Next DB record field(invisible): <text:database-next text:table-name="biblio" text:table-type="table" text:condition="ooow:TRUE" text:database-name="Bibliography"/></text:p>
      <text:p text:style-name="P1">Database name field: <text:database-name text:table-name="biblio" text:table-type="table" text:database-name="Bibliography">Bibliography.biblio</text:database-name></text:p>
      <text:p text:style-name="P1">Record number field: <text:database-row-number text:table-name="biblio" text:table-type="table" style:num-format="1" text:value="0" text:database-name="Bibliography"/></text:p>
      <text:p text:style-name="P1">Any record field(invisible): <text:database-row-select text:table-name="biblio" text:table-type="table" text:condition="ooow:TRUE" text:row-number="77" text:database-name="Bibliography"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99pt" svg:stroke-color="#41719c" draw:stroke-linejoin="miter" draw:fill-color="#5b9bd5" fo:wrap-option="wrap" draw:shadow-offset-x="8.5pt" draw:shadow-offset-y="8.5pt" draw:start-line-spacing-horizontal="8.02pt" draw:start-line-spacing-vertical="8.02pt" draw:end-line-spacing-horizontal="8.02pt" draw:end-line-spacing-vertical="8.02pt" style:flow-with-text="tru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de" fo:country="DE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pt" fo:margin-bottom="7.99pt" fo:line-height="107%" fo:text-align="start" style:justify-single-word="false" fo:keep-together="auto" fo:orphans="2" fo:widows="2" fo:hyphenation-ladder-count="no-limit" fo:break-before="auto" fo:break-after="auto" fo:background-color="transparent" fo:padding="0pt" fo:border="none" style:shadow="none" fo:keep-with-next="auto" text:number-lines="true" text:line-number="0" style:text-autospace="ideograph-alpha" style:punctuation-wrap="hanging" style:line-break="strict" style:tab-stop-distance="35.4p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Absatz-Standardschriftart" style:family="text"/>
    <style:style style:name="Platzhaltertext" style:family="text" style:parent-style-name="Absatz-Standardschriftart">
      <style:text-properties fo:color="#80808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  <style:default-page-layout>
      <style:page-layout-properties fo:border="none" fo:padding="0pt" style:writing-mode="lr-tb" style:layout-grid-standard-mode="true"/>
    </style:default-page-layout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95.3pt" fo:page-height="841.89pt" style:num-format="1" style:print-orientation="portrait" fo:margin-top="70.84pt" fo:margin-bottom="56.69pt" fo:margin-left="70.84pt" fo:margin-right="70.84pt" style:writing-mode="lr-tb" style:footnote-max-height="0pt">
        <style:footnote-sep style:width="0.51pt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502</meta:generator>
    <dc:title/>
    <dc:description/>
    <dc:subject/>
    <meta:initial-creator>Malte Timmermann</meta:initial-creator>
    <dc:creator>Oliver Specht</dc:creator>
    <meta:creation-date>2013-03-07T11:09:00Z</meta:creation-date>
    <dc:date>2013-04-08T11:39:48</dc:date>
    <meta:editing-cycles>7</meta:editing-cycles>
    <meta:editing-duration>PT23M1S</meta:editing-duration>
    <meta:document-statistic meta:table-count="0" meta:image-count="0" meta:object-count="0" meta:page-count="2" meta:paragraph-count="23" meta:word-count="100" meta:character-count="709" meta:non-whitespace-character-count="624"/>
    <meta:template xlink:type="simple" xlink:actuate="onRequest" xlink:title="" xlink:href="../feature_fields.odt/Normal.dotm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print "test"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